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utiger Light Condensed" svg:font-family="'Frutiger Light Condensed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1.656cm" fo:min-width="1.914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444cm" fo:min-width="2.803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1.162cm" fo:min-width="2.794cm" fo:wrap-option="no-wrap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  <style:text-properties style:font-name="Frutiger Light Condensed"/>
    </style:style>
    <style:style style:name="P4" style:family="paragraph">
      <style:paragraph-properties fo:text-align="center" style:writing-mode="lr-tb"/>
      <style:text-properties style:font-name="Frutiger Light Condensed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style:font-name="Frutiger Light Condensed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style:font-name="Frutiger Light Condense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 presentation:placeholder="true">
          <draw:text-box/>
        </draw:frame>
        <draw:frame presentation:style-name="pr2" draw:text-style-name="P2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About computer graphics</text:p>
          </draw:text-box>
        </draw:frame>
        <draw:frame presentation:style-name="pr4" draw:text-style-name="P1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Computer graphics applications</text:p>
          </draw:text-box>
        </draw:frame>
        <draw:frame presentation:style-name="pr4" draw:text-style-name="P1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text-style-name="P3" draw:layer="layout" svg:width="25.199cm" svg:height="2.629cm" svg:x="1.4cm" svg:y="0.628cm" presentation:class="title" presentation:user-transformed="true">
          <draw:text-box>
            <text:p><text:span text:style-name="T1">About course</text:span></text:p>
          </draw:text-box>
        </draw:frame>
        <draw:frame presentation:style-name="pr4" draw:text-style-name="P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1"><text:span text:style-name="T1">Note for slides</text:span></text:p>
                <text:list>
                  <text:list-item>
                    <text:p text:style-name="P1"><text:span text:style-name="T1">Slides were intended for both lectures and as reading material. Therefore, some slides contain a lot of text which is intended for student to read at home. Those slides will have special icon.</text:span></text:p>
                  </text:list-item>
                  <text:list-item>
                    <text:p text:style-name="P1"><text:span text:style-name="T1">Important elements will be highlighted and noted that they should be written down by hand</text:span></text:p>
                  </text:list-item>
                  <text:list-item>
                    <text:p text:style-name="P1"><text:span text:style-name="T1">Your interaction is crucial for best learning experience </text:span></text:p>
                  </text:list-item>
                </text:list>
              </text:list-item>
            </text:list>
          </draw:text-box>
        </draw:frame>
        <draw:custom-shape draw:style-name="gr2" draw:text-style-name="P4" draw:layer="layout" svg:width="3.048cm" svg:height="2.54cm" svg:x="26.162cm" svg:y="5.842cm">
          <text:p text:style-name="P4"><text:span text:style-name="T1">Reading</text:span></text:p>
          <text:p text:style-name="P4"><text:span text:style-name="T1">material</text:span></text:p>
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draw:custom-shape draw:style-name="gr3" draw:text-style-name="P6" draw:layer="layout" svg:width="3.302cm" svg:height="2.54cm" svg:x="25.654cm" svg:y="9.652cm">
          <text:p text:style-name="P5"><text:span text:style-name="T1">Write it</text:span></text:p>
          <text:p text:style-name="P5"><text:span text:style-name="T1">down</text:span></text:p>
          <draw:enhanced-geometry svg:viewBox="0 0 21600 21600" draw:text-areas="0 0 21600 ?f0" draw:type="down-arrow-callout" draw:modifiers="14400 5400 18000 8100" draw:enhanced-path="M 0 ?f0 L 0 0 21600 0 21600 ?f0 ?f5 ?f0 ?f5 ?f2 ?f4 ?f2 10800 2160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0" draw:handle-range-y-maximum="$2"/>
            <draw:handle draw:handle-position="$3 $2" draw:handle-range-x-minimum="$1" draw:handle-range-x-maximum="10800" draw:handle-range-y-minimum="$0" draw:handle-range-y-maximum="21600"/>
            <draw:handle draw:handle-position="$1 bottom" draw:handle-range-x-minimum="0" draw:handle-range-x-maximum="$3"/>
          </draw:enhanced-geometry>
        </draw:custom-shape>
        <draw:custom-shape draw:style-name="gr4" draw:text-style-name="P6" draw:layer="layout" svg:width="3.556cm" svg:height="1.524cm" svg:x="21.336cm" svg:y="11.176cm">
          <text:p text:style-name="P5"><text:span text:style-name="T1">Questions</text:span></text:p>
          <draw:enhanced-geometry svg:viewBox="0 0 21600 21600" draw:text-areas="800 800 20800 20800" draw:type="round-rectangular-callout" draw:modifiers="4250 4500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About you</text:p>
          </draw:text-box>
        </draw:frame>
        <draw:frame presentation:style-name="pr4" draw:text-style-name="P1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About lecturer</text:p>
          </draw:text-box>
        </draw:frame>
        <draw:frame presentation:style-name="pr4" draw:text-style-name="P1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Course schedule</text:p>
          </draw:text-box>
        </draw:frame>
        <draw:frame presentation:style-name="pr4" draw:text-style-name="P1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Course grading</text:p>
          </draw:text-box>
        </draw:frame>
        <draw:frame presentation:style-name="pr4" draw:text-style-name="P1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Glimpse into image generation</text:p>
          </draw:text-box>
        </draw:frame>
        <draw:frame presentation:style-name="pr4" draw:text-style-name="P1" draw:layer="layout" svg:width="25.199cm" svg:height="9.134cm" svg:x="1.4cm" svg:y="3.68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utiger Light Condensed" svg:font-family="'Frutiger Light Condensed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28T07:14:41.636051286</meta:creation-date>
    <meta:generator>LibreOffice/6.4.7.2$Linux_X86_64 LibreOffice_project/40$Build-2</meta:generator>
    <dc:date>2022-12-01T10:55:03.466765688</dc:date>
    <meta:editing-duration>PT14M23S</meta:editing-duration>
    <meta:editing-cycles>6</meta:editing-cycles>
    <meta:document-statistic meta:object-count="60"/>
  </office:meta>
</office:document-meta>
</file>